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1a0" officeooo:paragraph-rsid="0018f1a0"/>
    </style:style>
    <style:style style:name="P2" style:family="paragraph" style:parent-style-name="Standard">
      <style:text-properties officeooo:rsid="0018f1a0" officeooo:paragraph-rsid="001f2663"/>
    </style:style>
    <style:style style:name="P3" style:family="paragraph" style:parent-style-name="Standard">
      <style:text-properties officeooo:rsid="002097f4" officeooo:paragraph-rsid="002097f4"/>
    </style:style>
    <style:style style:name="P4" style:family="paragraph" style:parent-style-name="Standard">
      <style:text-properties officeooo:rsid="00210106" officeooo:paragraph-rsid="0018f1a0"/>
    </style:style>
    <style:style style:name="P5" style:family="paragraph" style:parent-style-name="Standard">
      <style:text-properties officeooo:rsid="0018f1a0" officeooo:paragraph-rsid="0018f1a0"/>
    </style:style>
    <style:style style:name="P6" style:family="paragraph" style:parent-style-name="Standard">
      <style:text-properties officeooo:rsid="00271cf8" officeooo:paragraph-rsid="00271cf8"/>
    </style:style>
    <style:style style:name="T1" style:family="text">
      <style:text-properties officeooo:rsid="0018f1a0"/>
    </style:style>
    <style:style style:name="T2" style:family="text">
      <style:text-properties officeooo:rsid="001bc799"/>
    </style:style>
    <style:style style:name="T3" style:family="text">
      <style:text-properties officeooo:rsid="001d30a3"/>
    </style:style>
    <style:style style:name="T4" style:family="text">
      <style:text-properties officeooo:rsid="0023e2ec"/>
    </style:style>
    <style:style style:name="T5" style:family="text">
      <style:text-properties officeooo:rsid="002706fe"/>
    </style:style>
    <style:style style:name="T6" style:family="text">
      <style:text-properties officeooo:rsid="00271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“<text:span text:style-name="T1">My Library”</text:span></text:p>
      <text:p text:style-name="P1">Technisch Ontwerp</text:p>
      <text:p text:style-name="P6">Tjitze de Boer</text:p>
      <text:p text:style-name="P4"/>
      <text:p text:style-name="P2">H<text:span text:style-name="T2">TML5</text:span>, CSS, JavaScript</text:p>
      <text:p text:style-name="P2">J<text:span text:style-name="T5">Q</text:span>uery, Bootstrap4 </text:p>
      <text:p text:style-name="P2"><text:span text:style-name="T3">PHP</text:span><text:span text:style-name="T6">7</text:span><text:span text:style-name="T3">/MySQL/</text:span><text:span text:style-name="T6">PDO</text:span></text:p>
      <text:p text:style-name="P1"/>
      <text:p text:style-name="P1">Test browser: Chrome <text:span text:style-name="T4">Version 79.0.3945.88 (oficial build) (64-bits)</text:span></text:p>
      <text:p text:style-name="P3">IDE: VS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5T12:13:56.796000000</meta:creation-date>
    <dc:date>2020-09-10T14:53:54.564000000</dc:date>
    <meta:editing-duration>P10DT1H37M16S</meta:editing-duration>
    <meta:editing-cycles>7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8" meta:word-count="23" meta:character-count="173" meta:non-whitespace-character-count="157"/>
  </office:meta>
</office:document-meta>
</file>